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7053DD3ABDA0F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80%" draw:opacity-name="" draw:textarea-horizontal-align="justify" draw:textarea-vertical-align="middle" draw:auto-grow-height="false" fo:min-height="1.55cm" fo:min-width="4.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/>
    </style:style>
    <style:style style:name="P3" style:family="paragraph">
      <loext:graphic-properties draw:opacity="80%"/>
      <style:paragraph-properties fo:text-align="center"/>
      <style:text-properties fo:font-size="18pt" fo:font-weight="bold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1cm" svg:x="2.037cm" svg:y="1.9cm">
          <draw:image xlink:href="Pictures/1000020100000556000003007053DD3ABDA0F8C9.png" xlink:type="simple" xlink:show="embed" xlink:actuate="onLoad" loext:mime-type="image/png">
            <text:p/>
          </draw:image>
        </draw:frame>
        <draw:custom-shape draw:style-name="gr2" draw:text-style-name="P3" draw:layer="layout" svg:width="5.2cm" svg:height="1.8cm" svg:x="23.999cm" svg:y="12.899cm">
          <text:p text:style-name="P2">Funcionalidad</text:p>
          <text:p text:style-name="P2">Extra G0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20:08:46.274535917</meta:creation-date>
    <dc:date>2021-03-16T22:42:36.988433134</dc:date>
    <meta:editing-duration>PT2H23M39S</meta:editing-duration>
    <meta:editing-cycles>2</meta:editing-cycles>
    <meta:generator>LibreOffice/6.1.5.2$Linux_X86_64 LibreOffice_project/10$Build-2</meta:generator>
    <meta:document-statistic meta:object-count="25"/>
  </office:meta>
</office:document-meta>
</file>